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+[.B11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+[.B12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]+[.B13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]+[.B1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+[.B15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+[.B16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+[.B17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]+[.B18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]+[.B19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]+[.B20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2]+[.B21]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3]+[.B22]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]+[.B23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5]+[.B24]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6]+[.B25]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7]+[.B26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8]+[.B27]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9]+[.B2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0]+[.B29]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1]+[.B30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2]+[.B31]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3]+[.B32]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4]+[.B33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5]+[.B34]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6]+[.B35]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+[.B36]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8]+[.B37]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9]+[.B38]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0]+[.B39]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1]+[.B40]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2]+[.B41]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3]+[.B42]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4]+[.B43]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5]+[.B44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6]+[.B45]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7]+[.B46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8]+[.B47]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9]+[.B48]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0]+[.B49]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1]+[.B50]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2]+[.B51]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3]+[.B52]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4]+[.B53]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5]+[.B54]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6]+[.B55]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7]+[.B56]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8]+[.B57]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+[.B58]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0]+[.B59]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1]+[.B60]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2]+[.B61]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3]+[.B62]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4]+[.B63]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5]+[.B64]"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6]+[.B65]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7]+[.B66]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8]+[.B67]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9]+[.B68]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0]+[.B69]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1]+[.B70]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2]+[.B71]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3]+[.B72]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4]+[.B73]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5]+[.B74]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6]+[.B75]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7]+[.B76]"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8]+[.B77]"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9]+[.B78]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0]+[.B79]"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1]+[.B80]"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2]+[.B81]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3]+[.B82]"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4]+[.B83]" office:value-type="float" office:value="448" calcext:value-type="float">
            <text:p>44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5]+[.B84]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6]+[.B85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7]+[.B86]"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8]+[.B87]"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9]+[.B88]"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0]+[.B89]"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1]+[.B90]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2]+[.B91]"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3]+[.B92]"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4]+[.B93]"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5]+[.B94]"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6]+[.B95]"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7]+[.B96]"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8]+[.B97]"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9]+[.B98]"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0]+[.B99]"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1]+[.B100]"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2]+[.B101]"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3]+[.B102]" office:value-type="float" office:value="647" calcext:value-type="float">
            <text:p>64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4]+[.B103]"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5]+[.B104]"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6]+[.B105]"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7]+[.B106]"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8]+[.B107]" office:value-type="float" office:value="706" calcext:value-type="float">
            <text:p>7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9]+[.B108]" office:value-type="float" office:value="718" calcext:value-type="float">
            <text:p>7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0]+[.B109]"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1]+[.B110]" office:value-type="float" office:value="742" calcext:value-type="float">
            <text:p>7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2]+[.B111]" office:value-type="float" office:value="754" calcext:value-type="float">
            <text:p>7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3]+[.B112]" office:value-type="float" office:value="766" calcext:value-type="float">
            <text:p>76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4]+[.B113]" office:value-type="float" office:value="779" calcext:value-type="float">
            <text:p>77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5]+[.B11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6]+[.B115]" office:value-type="float" office:value="805" calcext:value-type="float">
            <text:p>8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7]+[.B116]" office:value-type="float" office:value="818" calcext:value-type="float">
            <text:p>81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8]+[.B117]" office:value-type="float" office:value="831" calcext:value-type="float">
            <text:p>8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9]+[.B118]" office:value-type="float" office:value="844" calcext:value-type="float">
            <text:p>8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0]+[.B119]" office:value-type="float" office:value="857" calcext:value-type="float">
            <text:p>8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1]+[.B120]" office:value-type="float" office:value="870" calcext:value-type="float">
            <text:p>87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2]+[.B121]" office:value-type="float" office:value="883" calcext:value-type="float">
            <text:p>8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3]+[.B122]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4]+[.B123]" office:value-type="float" office:value="909" calcext:value-type="float">
            <text:p>9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5]+[.B124]"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6]+[.B125]" office:value-type="float" office:value="935" calcext:value-type="float">
            <text:p>93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7]+[.B126]" office:value-type="float" office:value="948" calcext:value-type="float">
            <text:p>94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8]+[.B127]" office:value-type="float" office:value="961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9]+[.B128]" office:value-type="float" office:value="975" calcext:value-type="float">
            <text:p>97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0]+[.B129]" office:value-type="float" office:value="989" calcext:value-type="float">
            <text:p>9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1]+[.B130]" office:value-type="float" office:value="1003" calcext:value-type="float">
            <text:p>10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2]+[.B131]"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3]+[.B132]"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4]+[.B133]"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5]+[.B134]" office:value-type="float" office:value="1059" calcext:value-type="float">
            <text:p>105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6]+[.B135]" office:value-type="float" office:value="1073" calcext:value-type="float">
            <text:p>107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7]+[.B136]" office:value-type="float" office:value="1087" calcext:value-type="float">
            <text:p>10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8]+[.B137]"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9]+[.B138]" office:value-type="float" office:value="1117" calcext:value-type="float">
            <text:p>11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0]+[.B139]"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1]+[.B140]" office:value-type="float" office:value="1147" calcext:value-type="float">
            <text:p>11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2]+[.B141]" office:value-type="float" office:value="1162" calcext:value-type="float">
            <text:p>11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3]+[.B142]" office:value-type="float" office:value="1177" calcext:value-type="float">
            <text:p>117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4]+[.B143]" office:value-type="float" office:value="1192" calcext:value-type="float">
            <text:p>11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5]+[.B144]" office:value-type="float" office:value="1207" calcext:value-type="float">
            <text:p>12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6]+[.B145]" office:value-type="float" office:value="1222" calcext:value-type="float">
            <text:p>12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7]+[.B146]" office:value-type="float" office:value="1237" calcext:value-type="float">
            <text:p>12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8]+[.B147]" office:value-type="float" office:value="1252" calcext:value-type="float">
            <text:p>125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9]+[.B148]" office:value-type="float" office:value="1268" calcext:value-type="float">
            <text:p>126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0]+[.B149]"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1]+[.B150]"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2]+[.B151]" office:value-type="float" office:value="1316" calcext:value-type="float">
            <text:p>13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3]+[.B152]" office:value-type="float" office:value="1332" calcext:value-type="float">
            <text:p>133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4]+[.B153]" office:value-type="float" office:value="1348" calcext:value-type="float">
            <text:p>134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5]+[.B154]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6]+[.B155]" office:value-type="float" office:value="1382" calcext:value-type="float">
            <text:p>138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7]+[.B156]" office:value-type="float" office:value="1399" calcext:value-type="float">
            <text:p>139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8]+[.B157]" office:value-type="float" office:value="1416" calcext:value-type="float">
            <text:p>14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9]+[.B158]" office:value-type="float" office:value="1433" calcext:value-type="float">
            <text:p>143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0]+[.B159]"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1]+[.B160]" office:value-type="float" office:value="1467" calcext:value-type="float">
            <text:p>146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2]+[.B161]" office:value-type="float" office:value="1484" calcext:value-type="float">
            <text:p>148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3]+[.B162]" office:value-type="float" office:value="1501" calcext:value-type="float">
            <text:p>150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4]+[.B163]" office:value-type="float" office:value="1518" calcext:value-type="float">
            <text:p>15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5]+[.B164]" office:value-type="float" office:value="1535" calcext:value-type="float">
            <text:p>153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6]+[.B165]" office:value-type="float" office:value="1552" calcext:value-type="float">
            <text:p>15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7]+[.B166]"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8]+[.B167]" office:value-type="float" office:value="1586" calcext:value-type="float">
            <text:p>158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9]+[.B168]" office:value-type="float" office:value="1604" calcext:value-type="float">
            <text:p>160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0]+[.B169]" office:value-type="float" office:value="1622" calcext:value-type="float">
            <text:p>162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1]+[.B170]" office:value-type="float" office:value="1640" calcext:value-type="float">
            <text:p>164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2]+[.B171]" office:value-type="float" office:value="1658" calcext:value-type="float">
            <text:p>165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3]+[.B172]" office:value-type="float" office:value="1676" calcext:value-type="float">
            <text:p>16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4]+[.B173]" office:value-type="float" office:value="1694" calcext:value-type="float">
            <text:p>169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5]+[.B174]" office:value-type="float" office:value="1712" calcext:value-type="float">
            <text:p>171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6]+[.B175]" office:value-type="float" office:value="1730" calcext:value-type="float">
            <text:p>17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7]+[.B176]"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8]+[.B177]" office:value-type="float" office:value="1766" calcext:value-type="float">
            <text:p>176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9]+[.B178]" office:value-type="float" office:value="1784" calcext:value-type="float">
            <text:p>178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0]+[.B179]" office:value-type="float" office:value="1802" calcext:value-type="float">
            <text:p>180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1]+[.B180]" office:value-type="float" office:value="1820" calcext:value-type="float">
            <text:p>182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2]+[.B181]" office:value-type="float" office:value="1838" calcext:value-type="float">
            <text:p>183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3]+[.B182]" office:value-type="float" office:value="1857" calcext:value-type="float">
            <text:p>18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4]+[.B183]"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5]+[.B184]" office:value-type="float" office:value="1895" calcext:value-type="float">
            <text:p>18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6]+[.B185]" office:value-type="float" office:value="1914" calcext:value-type="float">
            <text:p>191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7]+[.B186]" office:value-type="float" office:value="1933" calcext:value-type="float">
            <text:p>193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8]+[.B187]" office:value-type="float" office:value="1952" calcext:value-type="float">
            <text:p>195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9]+[.B188]" office:value-type="float" office:value="1971" calcext:value-type="float">
            <text:p>197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0]+[.B189]" office:value-type="float" office:value="1990" calcext:value-type="float">
            <text:p>199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1]+[.B190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2]+[.B191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3]+[.B192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4]+[.B193]" office:value-type="float" office:value="2066" calcext:value-type="float">
            <text:p>206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5]+[.B194]" office:value-type="float" office:value="2085" calcext:value-type="float">
            <text:p>208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6]+[.B195]" office:value-type="float" office:value="2105" calcext:value-type="float">
            <text:p>21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7]+[.B196]" office:value-type="float" office:value="2125" calcext:value-type="float">
            <text:p>212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8]+[.B197]" office:value-type="float" office:value="2145" calcext:value-type="float">
            <text:p>21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9]+[.B198]" office:value-type="float" office:value="2165" calcext:value-type="float">
            <text:p>216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0]+[.B199]" office:value-type="float" office:value="2185" calcext:value-type="float">
            <text:p>218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1]+[.B200]" office:value-type="float" office:value="2205" calcext:value-type="float">
            <text:p>22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2]+[.B201]" office:value-type="float" office:value="2225" calcext:value-type="float">
            <text:p>222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3]+[.B202]" office:value-type="float" office:value="2245" calcext:value-type="float">
            <text:p>22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4]+[.B203]" office:value-type="float" office:value="2265" calcext:value-type="float">
            <text:p>226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5]+[.B204]" office:value-type="float" office:value="2285" calcext:value-type="float">
            <text:p>228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6]+[.B205]" office:value-type="float" office:value="2306" calcext:value-type="float">
            <text:p>230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7]+[.B206]" office:value-type="float" office:value="2327" calcext:value-type="float">
            <text:p>232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8]+[.B207]" office:value-type="float" office:value="2348" calcext:value-type="float">
            <text:p>234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09]+[.B208]" office:value-type="float" office:value="2369" calcext:value-type="float">
            <text:p>236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0]+[.B209]" office:value-type="float" office:value="2390" calcext:value-type="float">
            <text:p>239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1]+[.B210]" office:value-type="float" office:value="2411" calcext:value-type="float">
            <text:p>241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2]+[.B211]" office:value-type="float" office:value="2432" calcext:value-type="float">
            <text:p>243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3]+[.B212]" office:value-type="float" office:value="2453" calcext:value-type="float">
            <text:p>245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4]+[.B213]" office:value-type="float" office:value="2475" calcext:value-type="float">
            <text:p>247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5]+[.B214]" office:value-type="float" office:value="2497" calcext:value-type="float">
            <text:p>249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6]+[.B215]" office:value-type="float" office:value="2519" calcext:value-type="float">
            <text:p>251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7]+[.B216]" office:value-type="float" office:value="2541" calcext:value-type="float">
            <text:p>254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8]+[.B217]" office:value-type="float" office:value="2563" calcext:value-type="float">
            <text:p>256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19]+[.B218]" office:value-type="float" office:value="2585" calcext:value-type="float">
            <text:p>258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0]+[.B219]" office:value-type="float" office:value="2607" calcext:value-type="float">
            <text:p>260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1]+[.B220]" office:value-type="float" office:value="2629" calcext:value-type="float">
            <text:p>262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2]+[.B221]" office:value-type="float" office:value="2651" calcext:value-type="float">
            <text:p>265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3]+[.B222]" office:value-type="float" office:value="2673" calcext:value-type="float">
            <text:p>267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4]+[.B223]" office:value-type="float" office:value="2695" calcext:value-type="float">
            <text:p>269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5]+[.B224]" office:value-type="float" office:value="2717" calcext:value-type="float">
            <text:p>271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26]+[.B225]" office:value-type="float" office:value="2740" calcext:value-type="float">
            <text:p>274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27]+[.B226]" office:value-type="float" office:value="2763" calcext:value-type="float">
            <text:p>276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28]+[.B227]" office:value-type="float" office:value="2786" calcext:value-type="float">
            <text:p>278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29]+[.B228]" office:value-type="float" office:value="2809" calcext:value-type="float">
            <text:p>280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0]+[.B229]" office:value-type="float" office:value="2832" calcext:value-type="float">
            <text:p>283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1]+[.B230]" office:value-type="float" office:value="2855" calcext:value-type="float">
            <text:p>285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2]+[.B231]" office:value-type="float" office:value="2878" calcext:value-type="float">
            <text:p>287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3]+[.B232]" office:value-type="float" office:value="2901" calcext:value-type="float">
            <text:p>290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4]+[.B233]" office:value-type="float" office:value="2924" calcext:value-type="float">
            <text:p>29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5]+[.B234]" office:value-type="float" office:value="2947" calcext:value-type="float">
            <text:p>294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6]+[.B235]" office:value-type="float" office:value="2970" calcext:value-type="float">
            <text:p>29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7]+[.B236]" office:value-type="float" office:value="2993" calcext:value-type="float">
            <text:p>299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8]+[.B237]" office:value-type="float" office:value="3017" calcext:value-type="float">
            <text:p>301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9]+[.B238]" office:value-type="float" office:value="3041" calcext:value-type="float">
            <text:p>304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0]+[.B239]" office:value-type="float" office:value="3065" calcext:value-type="float">
            <text:p>306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1]+[.B240]" office:value-type="float" office:value="3089" calcext:value-type="float">
            <text:p>308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2]+[.B241]" office:value-type="float" office:value="3113" calcext:value-type="float">
            <text:p>311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3]+[.B242]" office:value-type="float" office:value="3137" calcext:value-type="float">
            <text:p>313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4]+[.B243]" office:value-type="float" office:value="3162" calcext:value-type="float">
            <text:p>316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5]+[.B244]" office:value-type="float" office:value="3187" calcext:value-type="float">
            <text:p>318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6]+[.B245]" office:value-type="float" office:value="3212" calcext:value-type="float">
            <text:p>321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7]+[.B246]" office:value-type="float" office:value="3237" calcext:value-type="float">
            <text:p>323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8]+[.B247]" office:value-type="float" office:value="3262" calcext:value-type="float">
            <text:p>326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9]+[.B248]" office:value-type="float" office:value="3287" calcext:value-type="float">
            <text:p>328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0]+[.B249]" office:value-type="float" office:value="3313" calcext:value-type="float">
            <text:p>331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1]+[.B250]" office:value-type="float" office:value="3339" calcext:value-type="float">
            <text:p>333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2]+[.B251]" office:value-type="float" office:value="3365" calcext:value-type="float">
            <text:p>336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3]+[.B252]" office:value-type="float" office:value="3391" calcext:value-type="float">
            <text:p>339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4]+[.B253]" office:value-type="float" office:value="3417" calcext:value-type="float">
            <text:p>341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5]+[.B254]" office:value-type="float" office:value="3443" calcext:value-type="float">
            <text:p>344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6]+[.B255]" office:value-type="float" office:value="3469" calcext:value-type="float">
            <text:p>346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7]+[.B256]" office:value-type="float" office:value="3495" calcext:value-type="float">
            <text:p>34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8]+[.B257]" office:value-type="float" office:value="3521" calcext:value-type="float">
            <text:p>352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9]+[.B258]" office:value-type="float" office:value="3547" calcext:value-type="float">
            <text:p>354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0]+[.B259]" office:value-type="float" office:value="3574" calcext:value-type="float">
            <text:p>357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1]+[.B260]" office:value-type="float" office:value="3601" calcext:value-type="float">
            <text:p>360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2]+[.B261]" office:value-type="float" office:value="3628" calcext:value-type="float">
            <text:p>36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3]+[.B262]" office:value-type="float" office:value="3655" calcext:value-type="float">
            <text:p>365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4]+[.B263]" office:value-type="float" office:value="3682" calcext:value-type="float">
            <text:p>368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5]+[.B264]" office:value-type="float" office:value="3709" calcext:value-type="float">
            <text:p>370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6]+[.B265]" office:value-type="float" office:value="3736" calcext:value-type="float">
            <text:p>373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7]+[.B266]" office:value-type="float" office:value="3763" calcext:value-type="float">
            <text:p>376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8]+[.B267]" office:value-type="float" office:value="3790" calcext:value-type="float">
            <text:p>379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9]+[.B268]" office:value-type="float" office:value="3817" calcext:value-type="float">
            <text:p>38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0]+[.B269]" office:value-type="float" office:value="3844" calcext:value-type="float">
            <text:p>384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71]+[.B270]" office:value-type="float" office:value="3872" calcext:value-type="float">
            <text:p>387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72]+[.B271]" office:value-type="float" office:value="3900" calcext:value-type="float">
            <text:p>390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73]+[.B272]" office:value-type="float" office:value="3928" calcext:value-type="float">
            <text:p>39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74]+[.B273]" office:value-type="float" office:value="3956" calcext:value-type="float">
            <text:p>395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75]+[.B274]" office:value-type="float" office:value="3984" calcext:value-type="float">
            <text:p>39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6]+[.B275]" office:value-type="float" office:value="4013" calcext:value-type="float">
            <text:p>40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7]+[.B276]" office:value-type="float" office:value="4042" calcext:value-type="float">
            <text:p>404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8]+[.B277]" office:value-type="float" office:value="4071" calcext:value-type="float">
            <text:p>407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9]+[.B278]" office:value-type="float" office:value="4100" calcext:value-type="float">
            <text:p>41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0]+[.B279]" office:value-type="float" office:value="4129" calcext:value-type="float">
            <text:p>41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1]+[.B280]" office:value-type="float" office:value="4158" calcext:value-type="float">
            <text:p>415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2]+[.B281]" office:value-type="float" office:value="4187" calcext:value-type="float">
            <text:p>418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3]+[.B282]" office:value-type="float" office:value="4216" calcext:value-type="float">
            <text:p>421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4]+[.B283]" office:value-type="float" office:value="4245" calcext:value-type="float">
            <text:p>424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5]+[.B284]" office:value-type="float" office:value="4274" calcext:value-type="float">
            <text:p>427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6]+[.B285]" office:value-type="float" office:value="4303" calcext:value-type="float">
            <text:p>430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7]+[.B286]" office:value-type="float" office:value="4332" calcext:value-type="float">
            <text:p>433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8]+[.B287]" office:value-type="float" office:value="4361" calcext:value-type="float">
            <text:p>436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89]+[.B288]" office:value-type="float" office:value="4390" calcext:value-type="float">
            <text:p>439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0]+[.B289]" office:value-type="float" office:value="4419" calcext:value-type="float">
            <text:p>441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1]+[.B290]" office:value-type="float" office:value="4448" calcext:value-type="float">
            <text:p>444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2]+[.B291]" office:value-type="float" office:value="4478" calcext:value-type="float">
            <text:p>447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3]+[.B292]" office:value-type="float" office:value="4508" calcext:value-type="float">
            <text:p>450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4]+[.B293]" office:value-type="float" office:value="4538" calcext:value-type="float">
            <text:p>453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5]+[.B294]" office:value-type="float" office:value="4568" calcext:value-type="float">
            <text:p>456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6]+[.B295]" office:value-type="float" office:value="4598" calcext:value-type="float">
            <text:p>459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7]+[.B296]" office:value-type="float" office:value="4628" calcext:value-type="float">
            <text:p>46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8]+[.B297]" office:value-type="float" office:value="4658" calcext:value-type="float">
            <text:p>465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99]+[.B298]" office:value-type="float" office:value="4688" calcext:value-type="float">
            <text:p>468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0]+[.B299]" office:value-type="float" office:value="4718" calcext:value-type="float">
            <text:p>471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1]+[.B300]" office:value-type="float" office:value="4748" calcext:value-type="float">
            <text:p>47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2]+[.B301]" office:value-type="float" office:value="4779" calcext:value-type="float">
            <text:p>477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3]+[.B302]" office:value-type="float" office:value="4810" calcext:value-type="float">
            <text:p>481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4]+[.B303]" office:value-type="float" office:value="4841" calcext:value-type="float">
            <text:p>484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5]+[.B304]" office:value-type="float" office:value="4872" calcext:value-type="float">
            <text:p>48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6]+[.B305]" office:value-type="float" office:value="4903" calcext:value-type="float">
            <text:p>490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7]+[.B306]" office:value-type="float" office:value="4934" calcext:value-type="float">
            <text:p>493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8]+[.B307]" office:value-type="float" office:value="4965" calcext:value-type="float">
            <text:p>496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09]+[.B308]" office:value-type="float" office:value="4996" calcext:value-type="float">
            <text:p>499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0]+[.B309]" office:value-type="float" office:value="5028" calcext:value-type="float">
            <text:p>50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1]+[.B310]" office:value-type="float" office:value="5060" calcext:value-type="float">
            <text:p>50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2]+[.B311]" office:value-type="float" office:value="5092" calcext:value-type="float">
            <text:p>509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3]+[.B312]" office:value-type="float" office:value="5124" calcext:value-type="float">
            <text:p>512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4]+[.B313]" office:value-type="float" office:value="5156" calcext:value-type="float">
            <text:p>51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5]+[.B314]" office:value-type="float" office:value="5188" calcext:value-type="float">
            <text:p>518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6]+[.B315]" office:value-type="float" office:value="5220" calcext:value-type="float">
            <text:p>522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7]+[.B316]" office:value-type="float" office:value="5252" calcext:value-type="float">
            <text:p>525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8]+[.B317]" office:value-type="float" office:value="5284" calcext:value-type="float">
            <text:p>528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19]+[.B318]" office:value-type="float" office:value="5316" calcext:value-type="float">
            <text:p>531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0]+[.B319]" office:value-type="float" office:value="5349" calcext:value-type="float">
            <text:p>534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1]+[.B320]" office:value-type="float" office:value="5382" calcext:value-type="float">
            <text:p>538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2]+[.B321]" office:value-type="float" office:value="5415" calcext:value-type="float">
            <text:p>541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3]+[.B322]" office:value-type="float" office:value="5448" calcext:value-type="float">
            <text:p>544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4]+[.B323]" office:value-type="float" office:value="5481" calcext:value-type="float">
            <text:p>548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5]+[.B324]" office:value-type="float" office:value="5514" calcext:value-type="float">
            <text:p>551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6]+[.B325]" office:value-type="float" office:value="5547" calcext:value-type="float">
            <text:p>554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7]+[.B326]" office:value-type="float" office:value="5580" calcext:value-type="float">
            <text:p>558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8]+[.B327]" office:value-type="float" office:value="5613" calcext:value-type="float">
            <text:p>561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29]+[.B328]" office:value-type="float" office:value="5646" calcext:value-type="float">
            <text:p>564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0]+[.B329]" office:value-type="float" office:value="5680" calcext:value-type="float">
            <text:p>568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1]+[.B330]" office:value-type="float" office:value="5714" calcext:value-type="float">
            <text:p>571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2]+[.B331]" office:value-type="float" office:value="5748" calcext:value-type="float">
            <text:p>574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3]+[.B332]" office:value-type="float" office:value="5782" calcext:value-type="float">
            <text:p>578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4]+[.B333]" office:value-type="float" office:value="5816" calcext:value-type="float">
            <text:p>581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5]+[.B334]" office:value-type="float" office:value="5850" calcext:value-type="float">
            <text:p>585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6]+[.B335]" office:value-type="float" office:value="5884" calcext:value-type="float">
            <text:p>58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37]+[.B336]" office:value-type="float" office:value="5918" calcext:value-type="float">
            <text:p>591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8]+[.B337]" office:value-type="float" office:value="5953" calcext:value-type="float">
            <text:p>595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9]+[.B338]" office:value-type="float" office:value="5988" calcext:value-type="float">
            <text:p>598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40]+[.B339]" office:value-type="float" office:value="6023" calcext:value-type="float">
            <text:p>602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41]+[.B340]" office:value-type="float" office:value="6058" calcext:value-type="float">
            <text:p>605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42]+[.B341]" office:value-type="float" office:value="6093" calcext:value-type="float">
            <text:p>609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3]+[.B342]" office:value-type="float" office:value="6129" calcext:value-type="float">
            <text:p>612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4]+[.B343]" office:value-type="float" office:value="6165" calcext:value-type="float">
            <text:p>616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5]+[.B344]" office:value-type="float" office:value="6201" calcext:value-type="float">
            <text:p>620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6]+[.B345]" office:value-type="float" office:value="6237" calcext:value-type="float">
            <text:p>62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7]+[.B346]" office:value-type="float" office:value="6273" calcext:value-type="float">
            <text:p>627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8]+[.B347]" office:value-type="float" office:value="6309" calcext:value-type="float">
            <text:p>630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9]+[.B348]" office:value-type="float" office:value="6345" calcext:value-type="float">
            <text:p>634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50]+[.B349]" office:value-type="float" office:value="6381" calcext:value-type="float">
            <text:p>638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51]+[.B350]" office:value-type="float" office:value="6417" calcext:value-type="float">
            <text:p>641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52]+[.B351]" office:value-type="float" office:value="6453" calcext:value-type="float">
            <text:p>645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3]+[.B352]" office:value-type="float" office:value="6490" calcext:value-type="float">
            <text:p>649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4]+[.B353]" office:value-type="float" office:value="6527" calcext:value-type="float">
            <text:p>652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5]+[.B354]" office:value-type="float" office:value="6564" calcext:value-type="float">
            <text:p>656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6]+[.B355]" office:value-type="float" office:value="6601" calcext:value-type="float">
            <text:p>660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7]+[.B356]" office:value-type="float" office:value="6638" calcext:value-type="float">
            <text:p>66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8]+[.B357]" office:value-type="float" office:value="6675" calcext:value-type="float">
            <text:p>667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9]+[.B358]" office:value-type="float" office:value="6712" calcext:value-type="float">
            <text:p>671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60]+[.B359]" office:value-type="float" office:value="6749" calcext:value-type="float">
            <text:p>674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61]+[.B360]" office:value-type="float" office:value="6786" calcext:value-type="float">
            <text:p>678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62]+[.B361]" office:value-type="float" office:value="6823" calcext:value-type="float">
            <text:p>682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63]+[.B362]" office:value-type="float" office:value="6860" calcext:value-type="float">
            <text:p>686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4]+[.B363]" office:value-type="float" office:value="6898" calcext:value-type="float">
            <text:p>689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5]+[.B364]" office:value-type="float" office:value="6936" calcext:value-type="float">
            <text:p>693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6]+[.B365]" office:value-type="float" office:value="6974" calcext:value-type="float">
            <text:p>697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7]+[.B366]" office:value-type="float" office:value="7012" calcext:value-type="float">
            <text:p>701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8]+[.B367]" office:value-type="float" office:value="7050" calcext:value-type="float">
            <text:p>705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9]+[.B368]" office:value-type="float" office:value="7088" calcext:value-type="float">
            <text:p>708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70]+[.B369]" office:value-type="float" office:value="7126" calcext:value-type="float">
            <text:p>712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1]+[.B370]" office:value-type="float" office:value="7165" calcext:value-type="float">
            <text:p>716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2]+[.B371]" office:value-type="float" office:value="7204" calcext:value-type="float">
            <text:p>72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3]+[.B372]" office:value-type="float" office:value="7243" calcext:value-type="float">
            <text:p>724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4]+[.B373]" office:value-type="float" office:value="7282" calcext:value-type="float">
            <text:p>728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5]+[.B374]" office:value-type="float" office:value="7321" calcext:value-type="float">
            <text:p>732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6]+[.B375]" office:value-type="float" office:value="7361" calcext:value-type="float">
            <text:p>736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7]+[.B376]" office:value-type="float" office:value="7401" calcext:value-type="float">
            <text:p>740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8]+[.B377]" office:value-type="float" office:value="7441" calcext:value-type="float">
            <text:p>744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9]+[.B378]" office:value-type="float" office:value="7481" calcext:value-type="float">
            <text:p>748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0]+[.B379]" office:value-type="float" office:value="7521" calcext:value-type="float">
            <text:p>752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1]+[.B380]" office:value-type="float" office:value="7561" calcext:value-type="float">
            <text:p>756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2]+[.B381]" office:value-type="float" office:value="7601" calcext:value-type="float">
            <text:p>760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3]+[.B382]" office:value-type="float" office:value="7641" calcext:value-type="float">
            <text:p>764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4]+[.B383]" office:value-type="float" office:value="7681" calcext:value-type="float">
            <text:p>768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5]+[.B384]" office:value-type="float" office:value="7721" calcext:value-type="float">
            <text:p>772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6]+[.B385]" office:value-type="float" office:value="7761" calcext:value-type="float">
            <text:p>776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7]+[.B386]" office:value-type="float" office:value="7802" calcext:value-type="float">
            <text:p>780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8]+[.B387]" office:value-type="float" office:value="7843" calcext:value-type="float">
            <text:p>784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9]+[.B388]" office:value-type="float" office:value="7884" calcext:value-type="float">
            <text:p>788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0]+[.B389]" office:value-type="float" office:value="7925" calcext:value-type="float">
            <text:p>79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1]+[.B390]" office:value-type="float" office:value="7966" calcext:value-type="float">
            <text:p>796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2]+[.B391]" office:value-type="float" office:value="8007" calcext:value-type="float">
            <text:p>800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3]+[.B392]" office:value-type="float" office:value="8048" calcext:value-type="float">
            <text:p>804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4]+[.B393]" office:value-type="float" office:value="8089" calcext:value-type="float">
            <text:p>808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5]+[.B394]" office:value-type="float" office:value="8131" calcext:value-type="float">
            <text:p>813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6]+[.B395]" office:value-type="float" office:value="8173" calcext:value-type="float">
            <text:p>817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7]+[.B396]" office:value-type="float" office:value="8215" calcext:value-type="float">
            <text:p>821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8]+[.B397]" office:value-type="float" office:value="8257" calcext:value-type="float">
            <text:p>825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9]+[.B398]" office:value-type="float" office:value="8299" calcext:value-type="float">
            <text:p>829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0]+[.B399]" office:value-type="float" office:value="8341" calcext:value-type="float">
            <text:p>83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1]+[.B400]" office:value-type="float" office:value="8383" calcext:value-type="float">
            <text:p>838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2]+[.B401]" office:value-type="float" office:value="8425" calcext:value-type="float">
            <text:p>842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3]+[.B402]" office:value-type="float" office:value="8467" calcext:value-type="float">
            <text:p>84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4]+[.B403]" office:value-type="float" office:value="8509" calcext:value-type="float">
            <text:p>850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5]+[.B404]" office:value-type="float" office:value="8551" calcext:value-type="float">
            <text:p>855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6]+[.B405]" office:value-type="float" office:value="8594" calcext:value-type="float">
            <text:p>859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7]+[.B406]" office:value-type="float" office:value="8637" calcext:value-type="float">
            <text:p>863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8]+[.B407]" office:value-type="float" office:value="8680" calcext:value-type="float">
            <text:p>868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9]+[.B408]" office:value-type="float" office:value="8723" calcext:value-type="float">
            <text:p>872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0]+[.B409]" office:value-type="float" office:value="8766" calcext:value-type="float">
            <text:p>876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1]+[.B410]" office:value-type="float" office:value="8809" calcext:value-type="float">
            <text:p>880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2]+[.B411]" office:value-type="float" office:value="8852" calcext:value-type="float">
            <text:p>885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3]+[.B412]" office:value-type="float" office:value="8895" calcext:value-type="float">
            <text:p>889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4]+[.B413]" office:value-type="float" office:value="8938" calcext:value-type="float">
            <text:p>893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5]+[.B414]" office:value-type="float" office:value="8981" calcext:value-type="float">
            <text:p>898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6]+[.B415]" office:value-type="float" office:value="9025" calcext:value-type="float">
            <text:p>90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7]+[.B416]" office:value-type="float" office:value="9069" calcext:value-type="float">
            <text:p>906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8]+[.B417]" office:value-type="float" office:value="9113" calcext:value-type="float">
            <text:p>91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9]+[.B418]" office:value-type="float" office:value="9157" calcext:value-type="float">
            <text:p>915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0]+[.B419]" office:value-type="float" office:value="9201" calcext:value-type="float">
            <text:p>92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1]+[.B420]"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2]+[.B421]"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3]+[.B422]" office:value-type="float" office:value="9333" calcext:value-type="float">
            <text:p>93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4]+[.B423]" office:value-type="float" office:value="9377" calcext:value-type="float">
            <text:p>937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5]+[.B424]" office:value-type="float" office:value="9421" calcext:value-type="float">
            <text:p>942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6]+[.B425]" office:value-type="float" office:value="9465" calcext:value-type="float">
            <text:p>946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7]+[.B426]" office:value-type="float" office:value="9509" calcext:value-type="float">
            <text:p>950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8]+[.B427]" office:value-type="float" office:value="9553" calcext:value-type="float">
            <text:p>955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9]+[.B428]" office:value-type="float" office:value="9598" calcext:value-type="float">
            <text:p>95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0]+[.B429]" office:value-type="float" office:value="9643" calcext:value-type="float">
            <text:p>964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1]+[.B430]" office:value-type="float" office:value="9688" calcext:value-type="float">
            <text:p>968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2]+[.B431]" office:value-type="float" office:value="9733" calcext:value-type="float">
            <text:p>97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3]+[.B432]" office:value-type="float" office:value="9778" calcext:value-type="float">
            <text:p>977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4]+[.B433]" office:value-type="float" office:value="9823" calcext:value-type="float">
            <text:p>982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5]+[.B434]" office:value-type="float" office:value="9868" calcext:value-type="float">
            <text:p>986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6]+[.B435]" office:value-type="float" office:value="9913" calcext:value-type="float">
            <text:p>99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7]+[.B436]" office:value-type="float" office:value="9958" calcext:value-type="float">
            <text:p>995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8]+[.B437]" office:value-type="float" office:value="10003" calcext:value-type="float">
            <text:p>100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39]+[.B438]" office:value-type="float" office:value="10049" calcext:value-type="float">
            <text:p>1004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0]+[.B439]" office:value-type="float" office:value="10095" calcext:value-type="float">
            <text:p>1009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1]+[.B440]" office:value-type="float" office:value="10141" calcext:value-type="float">
            <text:p>1014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2]+[.B441]" office:value-type="float" office:value="10187" calcext:value-type="float">
            <text:p>1018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3]+[.B442]" office:value-type="float" office:value="10233" calcext:value-type="float">
            <text:p>102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4]+[.B443]" office:value-type="float" office:value="10279" calcext:value-type="float">
            <text:p>1027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5]+[.B444]" office:value-type="float" office:value="10325" calcext:value-type="float">
            <text:p>1032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6]+[.B445]" office:value-type="float" office:value="10371" calcext:value-type="float">
            <text:p>1037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47]+[.B446]" office:value-type="float" office:value="10418" calcext:value-type="float">
            <text:p>1041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48]+[.B447]" office:value-type="float" office:value="10465" calcext:value-type="float">
            <text:p>1046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49]+[.B448]" office:value-type="float" office:value="10512" calcext:value-type="float">
            <text:p>1051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0]+[.B449]" office:value-type="float" office:value="10560" calcext:value-type="float">
            <text:p>1056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1]+[.B450]" office:value-type="float" office:value="10608" calcext:value-type="float">
            <text:p>1060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2]+[.B451]" office:value-type="float" office:value="10656" calcext:value-type="float">
            <text:p>1065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3]+[.B452]" office:value-type="float" office:value="10704" calcext:value-type="float">
            <text:p>1070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4]+[.B453]" office:value-type="float" office:value="10752" calcext:value-type="float">
            <text:p>1075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5]+[.B454]" office:value-type="float" office:value="10800" calcext:value-type="float">
            <text:p>1080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6]+[.B455]" office:value-type="float" office:value="10848" calcext:value-type="float">
            <text:p>108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7]+[.B456]" office:value-type="float" office:value="10896" calcext:value-type="float">
            <text:p>108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8]+[.B457]" office:value-type="float" office:value="10944" calcext:value-type="float">
            <text:p>1094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9]+[.B458]" office:value-type="float" office:value="10992" calcext:value-type="float">
            <text:p>1099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0]+[.B459]" office:value-type="float" office:value="11040" calcext:value-type="float">
            <text:p>1104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1]+[.B460]" office:value-type="float" office:value="11089" calcext:value-type="float">
            <text:p>1108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2]+[.B461]" office:value-type="float" office:value="11138" calcext:value-type="float">
            <text:p>1113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3]+[.B462]" office:value-type="float" office:value="11187" calcext:value-type="float">
            <text:p>1118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4]+[.B463]" office:value-type="float" office:value="11236" calcext:value-type="float">
            <text:p>1123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5]+[.B464]" office:value-type="float" office:value="11285" calcext:value-type="float">
            <text:p>1128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6]+[.B465]" office:value-type="float" office:value="11334" calcext:value-type="float">
            <text:p>1133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7]+[.B466]" office:value-type="float" office:value="11383" calcext:value-type="float">
            <text:p>1138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8]+[.B467]" office:value-type="float" office:value="11432" calcext:value-type="float">
            <text:p>114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69]+[.B468]" office:value-type="float" office:value="11482" calcext:value-type="float">
            <text:p>1148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0]+[.B469]" office:value-type="float" office:value="11532" calcext:value-type="float">
            <text:p>115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1]+[.B470]" office:value-type="float" office:value="11582" calcext:value-type="float">
            <text:p>1158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2]+[.B471]" office:value-type="float" office:value="11632" calcext:value-type="float">
            <text:p>116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3]+[.B472]" office:value-type="float" office:value="11682" calcext:value-type="float">
            <text:p>1168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4]+[.B473]" office:value-type="float" office:value="11732" calcext:value-type="float">
            <text:p>117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5]+[.B474]" office:value-type="float" office:value="11782" calcext:value-type="float">
            <text:p>1178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6]+[.B475]" office:value-type="float" office:value="11832" calcext:value-type="float">
            <text:p>118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7]+[.B476]" office:value-type="float" office:value="11882" calcext:value-type="float">
            <text:p>1188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8]+[.B477]" office:value-type="float" office:value="11932" calcext:value-type="float">
            <text:p>119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9]+[.B478]" office:value-type="float" office:value="11982" calcext:value-type="float">
            <text:p>1198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0]+[.B479]" office:value-type="float" office:value="12033" calcext:value-type="float">
            <text:p>1203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1]+[.B480]" office:value-type="float" office:value="12084" calcext:value-type="float">
            <text:p>1208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2]+[.B481]" office:value-type="float" office:value="12135" calcext:value-type="float">
            <text:p>1213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3]+[.B482]" office:value-type="float" office:value="12186" calcext:value-type="float">
            <text:p>12186</text:p>
          </table:table-cell>
          <table:table-cell/>
          <table:table-cell office:value-type="float" office:value="12219" calcext:value-type="float">
            <text:p>12219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[.D483]-[.B482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4]+[.B483]" office:value-type="float" office:value="12237" calcext:value-type="float">
            <text:p>1223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5]+[.B484]" office:value-type="float" office:value="12288" calcext:value-type="float">
            <text:p>1228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6]+[.B485]" office:value-type="float" office:value="12339" calcext:value-type="float">
            <text:p>1233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87]+[.B486]" office:value-type="float" office:value="12390" calcext:value-type="float">
            <text:p>1239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88]+[.B487]" office:value-type="float" office:value="12442" calcext:value-type="float">
            <text:p>1244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89]+[.B488]" office:value-type="float" office:value="12494" calcext:value-type="float">
            <text:p>1249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0]+[.B489]" office:value-type="float" office:value="12546" calcext:value-type="float">
            <text:p>1254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1]+[.B490]" office:value-type="float" office:value="12598" calcext:value-type="float">
            <text:p>1259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2]+[.B491]" office:value-type="float" office:value="12650" calcext:value-type="float">
            <text:p>126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3]+[.B492]" office:value-type="float" office:value="12702" calcext:value-type="float">
            <text:p>1270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4]+[.B493]" office:value-type="float" office:value="12754" calcext:value-type="float">
            <text:p>1275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5]+[.B494]" office:value-type="float" office:value="12806" calcext:value-type="float">
            <text:p>1280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6]+[.B495]" office:value-type="float" office:value="12858" calcext:value-type="float">
            <text:p>1285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97]+[.B496]" office:value-type="float" office:value="12910" calcext:value-type="float">
            <text:p>129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98]+[.B497]" office:value-type="float" office:value="12963" calcext:value-type="float">
            <text:p>1296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99]+[.B498]" office:value-type="float" office:value="13016" calcext:value-type="float">
            <text:p>1301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0]+[.B499]" office:value-type="float" office:value="13069" calcext:value-type="float">
            <text:p>1306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1]+[.B500]" office:value-type="float" office:value="13122" calcext:value-type="float">
            <text:p>1312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2]+[.B501]" office:value-type="float" office:value="13175" calcext:value-type="float">
            <text:p>1317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3]+[.B502]" office:value-type="float" office:value="13228" calcext:value-type="float">
            <text:p>1322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4]+[.B503]" office:value-type="float" office:value="13281" calcext:value-type="float">
            <text:p>1328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5]+[.B504]" office:value-type="float" office:value="13334" calcext:value-type="float">
            <text:p>1333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06]+[.B505]" office:value-type="float" office:value="13387" calcext:value-type="float">
            <text:p>1338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07]+[.B506]" office:value-type="float" office:value="13441" calcext:value-type="float">
            <text:p>1344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08]+[.B507]" office:value-type="float" office:value="13495" calcext:value-type="float">
            <text:p>1349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09]+[.B508]" office:value-type="float" office:value="13549" calcext:value-type="float">
            <text:p>1354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10]+[.B509]" office:value-type="float" office:value="13603" calcext:value-type="float">
            <text:p>1360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11]+[.B510]" office:value-type="float" office:value="13657" calcext:value-type="float">
            <text:p>1365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12]+[.B511]" office:value-type="float" office:value="13711" calcext:value-type="float">
            <text:p>1371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13]+[.B512]" office:value-type="float" office:value="13765" calcext:value-type="float">
            <text:p>1376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14]+[.B513]" office:value-type="float" office:value="13820" calcext:value-type="float">
            <text:p>1382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15]+[.B514]" office:value-type="float" office:value="13875" calcext:value-type="float">
            <text:p>1387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16]+[.B515]" office:value-type="float" office:value="13930" calcext:value-type="float">
            <text:p>1393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17]+[.B516]" office:value-type="float" office:value="13985" calcext:value-type="float">
            <text:p>1398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18]+[.B517]" office:value-type="float" office:value="14040" calcext:value-type="float">
            <text:p>1404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19]+[.B518]" office:value-type="float" office:value="14095" calcext:value-type="float">
            <text:p>1409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0]+[.B519]" office:value-type="float" office:value="14150" calcext:value-type="float">
            <text:p>1415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1]+[.B520]" office:value-type="float" office:value="14205" calcext:value-type="float">
            <text:p>1420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2]+[.B521]" office:value-type="float" office:value="14260" calcext:value-type="float">
            <text:p>1426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3]+[.B522]" office:value-type="float" office:value="14315" calcext:value-type="float">
            <text:p>1431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4]+[.B523]" office:value-type="float" office:value="14370" calcext:value-type="float">
            <text:p>1437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5]+[.B524]" office:value-type="float" office:value="14425" calcext:value-type="float">
            <text:p>1442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6]+[.B525]" office:value-type="float" office:value="14480" calcext:value-type="float">
            <text:p>1448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27]+[.B526]" office:value-type="float" office:value="14536" calcext:value-type="float">
            <text:p>1453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28]+[.B527]" office:value-type="float" office:value="14592" calcext:value-type="float">
            <text:p>1459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29]+[.B528]" office:value-type="float" office:value="14648" calcext:value-type="float">
            <text:p>1464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0]+[.B529]" office:value-type="float" office:value="14704" calcext:value-type="float">
            <text:p>1470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1]+[.B530]" office:value-type="float" office:value="14760" calcext:value-type="float">
            <text:p>1476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2]+[.B531]" office:value-type="float" office:value="14817" calcext:value-type="float">
            <text:p>1481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3]+[.B532]" office:value-type="float" office:value="14874" calcext:value-type="float">
            <text:p>1487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4]+[.B533]" office:value-type="float" office:value="14931" calcext:value-type="float">
            <text:p>1493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5]+[.B534]" office:value-type="float" office:value="14988" calcext:value-type="float">
            <text:p>1498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6]+[.B535]" office:value-type="float" office:value="15045" calcext:value-type="float">
            <text:p>1504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7]+[.B536]" office:value-type="float" office:value="15102" calcext:value-type="float">
            <text:p>1510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8]+[.B537]" office:value-type="float" office:value="15159" calcext:value-type="float">
            <text:p>1515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39]+[.B538]" office:value-type="float" office:value="15216" calcext:value-type="float">
            <text:p>1521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40]+[.B539]" office:value-type="float" office:value="15273" calcext:value-type="float">
            <text:p>1527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41]+[.B540]" office:value-type="float" office:value="15330" calcext:value-type="float">
            <text:p>1533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2]+[.B541]" office:value-type="float" office:value="15388" calcext:value-type="float">
            <text:p>1538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3]+[.B542]" office:value-type="float" office:value="15446" calcext:value-type="float">
            <text:p>1544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4]+[.B543]" office:value-type="float" office:value="15504" calcext:value-type="float">
            <text:p>1550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5]+[.B544]" office:value-type="float" office:value="15562" calcext:value-type="float">
            <text:p>1556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6]+[.B545]" office:value-type="float" office:value="15620" calcext:value-type="float">
            <text:p>1562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7]+[.B546]" office:value-type="float" office:value="15678" calcext:value-type="float">
            <text:p>1567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8]+[.B547]" office:value-type="float" office:value="15736" calcext:value-type="float">
            <text:p>1573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49]+[.B548]" office:value-type="float" office:value="15794" calcext:value-type="float">
            <text:p>1579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50]+[.B549]" office:value-type="float" office:value="15852" calcext:value-type="float">
            <text:p>1585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51]+[.B550]" office:value-type="float" office:value="15910" calcext:value-type="float">
            <text:p>1591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52]+[.B551]" office:value-type="float" office:value="15968" calcext:value-type="float">
            <text:p>1596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53]+[.B552]" office:value-type="float" office:value="16027" calcext:value-type="float">
            <text:p>1602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54]+[.B553]" office:value-type="float" office:value="16086" calcext:value-type="float">
            <text:p>1608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55]+[.B554]" office:value-type="float" office:value="16145" calcext:value-type="float">
            <text:p>1614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56]+[.B555]" office:value-type="float" office:value="16204" calcext:value-type="float">
            <text:p>1620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57]+[.B556]" office:value-type="float" office:value="16263" calcext:value-type="float">
            <text:p>1626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58]+[.B557]" office:value-type="float" office:value="16322" calcext:value-type="float">
            <text:p>1632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59]+[.B558]" office:value-type="float" office:value="16381" calcext:value-type="float">
            <text:p>163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0]+[.B559]" office:value-type="float" office:value="16441" calcext:value-type="float">
            <text:p>164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1]+[.B560]" office:value-type="float" office:value="16501" calcext:value-type="float">
            <text:p>165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2]+[.B561]" office:value-type="float" office:value="16561" calcext:value-type="float">
            <text:p>165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3]+[.B562]" office:value-type="float" office:value="16621" calcext:value-type="float">
            <text:p>166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4]+[.B563]" office:value-type="float" office:value="16681" calcext:value-type="float">
            <text:p>166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5]+[.B564]" office:value-type="float" office:value="16741" calcext:value-type="float">
            <text:p>1674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6]+[.B565]" office:value-type="float" office:value="16801" calcext:value-type="float">
            <text:p>168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7]+[.B566]" office:value-type="float" office:value="16861" calcext:value-type="float">
            <text:p>168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8]+[.B567]" office:value-type="float" office:value="16921" calcext:value-type="float">
            <text:p>169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69]+[.B568]" office:value-type="float" office:value="16981" calcext:value-type="float">
            <text:p>1698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70]+[.B569]" office:value-type="float" office:value="17041" calcext:value-type="float">
            <text:p>1704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71]+[.B570]" office:value-type="float" office:value="17102" calcext:value-type="float">
            <text:p>1710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72]+[.B571]" office:value-type="float" office:value="17163" calcext:value-type="float">
            <text:p>1716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73]+[.B572]" office:value-type="float" office:value="17224" calcext:value-type="float">
            <text:p>1722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74]+[.B573]" office:value-type="float" office:value="17285" calcext:value-type="float">
            <text:p>1728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75]+[.B574]" office:value-type="float" office:value="17346" calcext:value-type="float">
            <text:p>1734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76]+[.B575]" office:value-type="float" office:value="17407" calcext:value-type="float">
            <text:p>1740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77]+[.B576]" office:value-type="float" office:value="17468" calcext:value-type="float">
            <text:p>1746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8]+[.B577]" office:value-type="float" office:value="17530" calcext:value-type="float">
            <text:p>1753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9]+[.B578]" office:value-type="float" office:value="17592" calcext:value-type="float">
            <text:p>1759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0]+[.B579]" office:value-type="float" office:value="17654" calcext:value-type="float">
            <text:p>1765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1]+[.B580]" office:value-type="float" office:value="17716" calcext:value-type="float">
            <text:p>1771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2]+[.B581]" office:value-type="float" office:value="17778" calcext:value-type="float">
            <text:p>1777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3]+[.B582]" office:value-type="float" office:value="17840" calcext:value-type="float">
            <text:p>1784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4]+[.B583]" office:value-type="float" office:value="17902" calcext:value-type="float">
            <text:p>1790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5]+[.B584]" office:value-type="float" office:value="17964" calcext:value-type="float">
            <text:p>1796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6]+[.B585]" office:value-type="float" office:value="18026" calcext:value-type="float">
            <text:p>1802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7]+[.B586]" office:value-type="float" office:value="18088" calcext:value-type="float">
            <text:p>1808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8]+[.B587]" office:value-type="float" office:value="18150" calcext:value-type="float">
            <text:p>1815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89]+[.B588]" office:value-type="float" office:value="18212" calcext:value-type="float">
            <text:p>1821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90]+[.B589]" office:value-type="float" office:value="18274" calcext:value-type="float">
            <text:p>1827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1]+[.B590]" office:value-type="float" office:value="18337" calcext:value-type="float">
            <text:p>1833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2]+[.B591]" office:value-type="float" office:value="18400" calcext:value-type="float">
            <text:p>1840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3]+[.B592]" office:value-type="float" office:value="18463" calcext:value-type="float">
            <text:p>1846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4]+[.B593]" office:value-type="float" office:value="18526" calcext:value-type="float">
            <text:p>1852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5]+[.B594]" office:value-type="float" office:value="18589" calcext:value-type="float">
            <text:p>1858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6]+[.B595]" office:value-type="float" office:value="18652" calcext:value-type="float">
            <text:p>1865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7]+[.B596]" office:value-type="float" office:value="18715" calcext:value-type="float">
            <text:p>1871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98]+[.B597]" office:value-type="float" office:value="18778" calcext:value-type="float">
            <text:p>1877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9]+[.B598]" office:value-type="float" office:value="18842" calcext:value-type="float">
            <text:p>1884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00]+[.B599]" office:value-type="float" office:value="18906" calcext:value-type="float">
            <text:p>1890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01]+[.B600]" office:value-type="float" office:value="18970" calcext:value-type="float">
            <text:p>1897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02]+[.B601]" office:value-type="float" office:value="19034" calcext:value-type="float">
            <text:p>1903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03]+[.B602]" office:value-type="float" office:value="19098" calcext:value-type="float">
            <text:p>1909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04]+[.B603]" office:value-type="float" office:value="19162" calcext:value-type="float">
            <text:p>1916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5]+[.B604]" office:value-type="float" office:value="19227" calcext:value-type="float">
            <text:p>192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6]+[.B605]" office:value-type="float" office:value="19292" calcext:value-type="float">
            <text:p>1929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7]+[.B606]" office:value-type="float" office:value="19357" calcext:value-type="float">
            <text:p>1935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8]+[.B607]" office:value-type="float" office:value="19422" calcext:value-type="float">
            <text:p>1942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9]+[.B608]" office:value-type="float" office:value="19487" calcext:value-type="float">
            <text:p>1948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0]+[.B609]" office:value-type="float" office:value="19552" calcext:value-type="float">
            <text:p>1955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1]+[.B610]" office:value-type="float" office:value="19617" calcext:value-type="float">
            <text:p>1961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2]+[.B611]" office:value-type="float" office:value="19682" calcext:value-type="float">
            <text:p>1968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3]+[.B612]" office:value-type="float" office:value="19747" calcext:value-type="float">
            <text:p>1974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4]+[.B613]" office:value-type="float" office:value="19812" calcext:value-type="float">
            <text:p>1981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5]+[.B614]" office:value-type="float" office:value="19877" calcext:value-type="float">
            <text:p>1987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6]+[.B615]" office:value-type="float" office:value="19942" calcext:value-type="float">
            <text:p>1994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7]+[.B616]" office:value-type="float" office:value="20007" calcext:value-type="float">
            <text:p>2000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8]+[.B617]" office:value-type="float" office:value="20073" calcext:value-type="float">
            <text:p>2007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9]+[.B618]" office:value-type="float" office:value="20139" calcext:value-type="float">
            <text:p>2013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0]+[.B619]" office:value-type="float" office:value="20205" calcext:value-type="float">
            <text:p>2020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1]+[.B620]" office:value-type="float" office:value="20271" calcext:value-type="float">
            <text:p>2027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22]+[.B621]" office:value-type="float" office:value="20337" calcext:value-type="float">
            <text:p>2033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3]+[.B622]" office:value-type="float" office:value="20404" calcext:value-type="float">
            <text:p>2040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4]+[.B623]" office:value-type="float" office:value="20471" calcext:value-type="float">
            <text:p>2047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5]+[.B624]" office:value-type="float" office:value="20538" calcext:value-type="float">
            <text:p>2053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6]+[.B625]" office:value-type="float" office:value="20605" calcext:value-type="float">
            <text:p>2060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7]+[.B626]" office:value-type="float" office:value="20672" calcext:value-type="float">
            <text:p>2067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8]+[.B627]" office:value-type="float" office:value="20739" calcext:value-type="float">
            <text:p>2073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9]+[.B628]" office:value-type="float" office:value="20806" calcext:value-type="float">
            <text:p>2080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30]+[.B629]" office:value-type="float" office:value="20873" calcext:value-type="float">
            <text:p>2087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31]+[.B630]" office:value-type="float" office:value="20940" calcext:value-type="float">
            <text:p>2094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2]+[.B631]" office:value-type="float" office:value="21008" calcext:value-type="float">
            <text:p>2100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3]+[.B632]" office:value-type="float" office:value="21076" calcext:value-type="float">
            <text:p>2107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4]+[.B633]" office:value-type="float" office:value="21144" calcext:value-type="float">
            <text:p>2114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5]+[.B634]" office:value-type="float" office:value="21212" calcext:value-type="float">
            <text:p>2121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6]+[.B635]" office:value-type="float" office:value="21280" calcext:value-type="float">
            <text:p>2128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7]+[.B636]" office:value-type="float" office:value="21348" calcext:value-type="float">
            <text:p>2134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8]+[.B637]" office:value-type="float" office:value="21416" calcext:value-type="float">
            <text:p>2141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9]+[.B638]" office:value-type="float" office:value="21484" calcext:value-type="float">
            <text:p>2148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0]+[.B639]" office:value-type="float" office:value="21553" calcext:value-type="float">
            <text:p>2155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1]+[.B640]" office:value-type="float" office:value="21622" calcext:value-type="float">
            <text:p>2162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2]+[.B641]" office:value-type="float" office:value="21691" calcext:value-type="float">
            <text:p>2169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3]+[.B642]" office:value-type="float" office:value="21760" calcext:value-type="float">
            <text:p>2176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4]+[.B643]" office:value-type="float" office:value="21829" calcext:value-type="float">
            <text:p>2182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45]+[.B644]" office:value-type="float" office:value="21899" calcext:value-type="float">
            <text:p>2189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46]+[.B645]" office:value-type="float" office:value="21969" calcext:value-type="float">
            <text:p>219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47]+[.B646]" office:value-type="float" office:value="22039" calcext:value-type="float">
            <text:p>2203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48]+[.B647]" office:value-type="float" office:value="22109" calcext:value-type="float">
            <text:p>2210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49]+[.B648]" office:value-type="float" office:value="22179" calcext:value-type="float">
            <text:p>2217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0]+[.B649]" office:value-type="float" office:value="22249" calcext:value-type="float">
            <text:p>2224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1]+[.B650]" office:value-type="float" office:value="22319" calcext:value-type="float">
            <text:p>223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52]+[.B651]" office:value-type="float" office:value="22419" calcext:value-type="float">
            <text:p>224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53]+[.B652]" office:value-type="float" office:value="22519" calcext:value-type="float">
            <text:p>225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54]+[.B653]" office:value-type="float" office:value="22619" calcext:value-type="float">
            <text:p>226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55]+[.B654]" office:value-type="float" office:value="22719" calcext:value-type="float">
            <text:p>227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56]+[.B655]" office:value-type="float" office:value="22819" calcext:value-type="float">
            <text:p>2281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1:29:20.878021032</meta:creation-date>
    <dc:date>2024-03-15T21:35:25.603999534</dc:date>
    <meta:editing-duration>PT6M5S</meta:editing-duration>
    <meta:editing-cycles>1</meta:editing-cycles>
    <meta:document-statistic meta:table-count="1" meta:cell-count="1316" meta:object-count="0"/>
    <meta:generator>LibreOffice/24.2.1.2$Linux_X86_64 LibreOffice_project/420$Build-2</meta:generator>
  </office:meta>
</office:document-meta>
</file>